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107"/>
    <style:style style:name="ce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1.76pt solid #000000" fo:border-right="none" fo:border-top="1.76pt solid #000000"/>
    </style:style>
    <style:style style:name="ce14" style:family="table-cell" style:parent-style-name="Default">
      <style:table-cell-properties fo:border-bottom="none" fo:border-left="1.76pt solid #000000" fo:border-right="none" fo:border-top="none"/>
    </style:style>
    <style:style style:name="ce15" style:family="table-cell" style:parent-style-name="Default">
      <style:table-cell-properties fo:border-bottom="none" fo:wrap-option="wrap" fo:border-left="1.7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1.76pt solid #000000" fo:border-left="1.7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2.01pt solid #000000"/>
    </style:style>
    <style:style style:name="ce19" style:family="table-cell" style:parent-style-name="Default">
      <style:table-cell-properties fo:border-bottom="none" fo:border-left="none" fo:border-right="none" fo:border-top="1.76pt solid #000000"/>
    </style:style>
    <style:style style:name="ce17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1.7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2.01pt solid #000000" fo:border-top="2.01pt solid #000000"/>
    </style:style>
    <style:style style:name="ce23" style:family="table-cell" style:parent-style-name="Default">
      <style:table-cell-properties fo:border-bottom="none" fo:border-left="none" fo:border-right="1.76pt solid #000000" fo:border-top="1.76pt solid #000000"/>
    </style:style>
    <style:style style:name="ce24" style:family="table-cell" style:parent-style-name="Default">
      <style:table-cell-properties fo:border-bottom="none" fo:border-left="none" fo:border-right="1.76pt solid #000000" fo:border-top="none"/>
    </style:style>
    <style:style style:name="ce25" style:family="table-cell" style:parent-style-name="Default">
      <style:table-cell-properties fo:border-bottom="1.76pt solid #000000" fo:border-left="none" fo:border-right="1.76pt solid #000000" fo:border-top="none"/>
    </style:style>
    <style:style style:name="ce29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style:text-align-source="fix" style:repeat-content="false" fo:border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4"/>
        <table:table-column table:style-name="co4" table:default-cell-style-name="Default"/>
        <table:table-column table:style-name="co5" table:default-cell-style-name="ce24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LCD</text:p>
          </table:table-cell>
          <table:table-cell table:style-name="Default" office:value-type="string" calcext:value-type="string">
            <text:p>Bateria</text:p>
          </table:table-cell>
          <table:table-cell table:style-name="Default" office:value-type="string" calcext:value-type="string">
            <text:p>Battery Cover</text:p>
          </table:table-cell>
          <table:table-cell table:style-name="ce5" office:value-type="string" calcext:value-type="string" table:number-columns-spanned="3" table:number-rows-spanned="1">
            <text:p>ceny w euro bez kosztu naprawy</text:p>
          </table:table-cell>
          <table:covered-table-cell table:style-name="ce9"/>
          <table:covered-table-cell table:style-name="ce11"/>
          <table:table-cell table:style-name="ce29" office:value-type="string" calcext:value-type="string" table:number-columns-spanned="2" table:number-rows-spanned="1">
            <text:p>Koszt części w euro</text:p>
          </table:table-cell>
          <table:covered-table-cell table:style-name="ce32"/>
          <table:table-cell table:style-name="ce33" office:value-type="string" calcext:value-type="string">
            <text:p>euro/pln</text:p>
          </table:table-cell>
          <table:table-cell table:style-name="ce33" table:formula="of:=[$kursy.D6]" office:value-type="float" office:value="4.8375" calcext:value-type="float">
            <table:cell-range-source table:name="CSV_all" xlink:type="simple" xlink:href="https://www.nbp.pl/kursy/xml/c050z220314.xml" table:filter-name="Text - txt - csv (StarCalc)" table:filter-options="9/59/44,34,33,1,,0,false,false,true,false,false" table:last-column-spanned="1" table:last-row-spanned="1" table:refresh-delay="PT01H32M35S"/>
            <text:p>4,8375</text:p>
          </table:table-cell>
        </table:table-row>
        <table:table-row table:style-name="ro1">
          <table:table-cell office:value-type="string" calcext:value-type="string">
            <text:p>Redmi 8</text:p>
          </table:table-cell>
          <table:table-cell table:formula="of:=([.E2]*[.$K$1])*[.$K$3]+[.$K$2]" office:value-type="float" office:value="264.461455" calcext:value-type="float">
            <text:p>264,5</text:p>
          </table:table-cell>
          <table:table-cell table:formula="of:=([.F2]*[.$K$1])*[.$K$3]+[.$K$2]" office:value-type="float" office:value="163.706005" calcext:value-type="float">
            <text:p>163,7</text:p>
          </table:table-cell>
          <table:table-cell table:formula="of:=([.G2]*[.$K$1])*[.$K$3]+[.$K$2]" office:value-type="float" office:value="162.277975" calcext:value-type="float">
            <text:p>162,3</text:p>
          </table:table-cell>
          <table:table-cell table:style-name="ce4" office:value-type="float" office:value="20.73" calcext:value-type="float">
            <text:p>20,73</text:p>
          </table:table-cell>
          <table:table-cell table:style-name="ce19" office:value-type="float" office:value="8.03" calcext:value-type="float">
            <text:p>8,03</text:p>
          </table:table-cell>
          <table:table-cell table:style-name="ce23" office:value-type="float" office:value="7.85" calcext:value-type="float">
            <text:p>7,85</text:p>
          </table:table-cell>
          <table:table-cell table:style-name="ce29" table:number-columns-spanned="2" table:number-rows-spanned="1"/>
          <table:covered-table-cell table:style-name="ce32"/>
          <table:table-cell table:style-name="ce33" office:value-type="string" calcext:value-type="string">
            <text:p>usługa</text:p>
          </table:table-cell>
          <table:table-cell table:style-name="ce3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I 9 Lite</text:p>
          </table:table-cell>
          <table:table-cell table:formula="of:=([.E3]*[.$K$1])*[.$K$3]+[.$K$2]" office:value-type="float" office:value="527.377645" calcext:value-type="float">
            <text:p>527,4</text:p>
          </table:table-cell>
          <table:table-cell table:formula="of:=([.F3]*[.$K$1])*[.$K$3]+[.$K$2]" office:value-type="float" office:value="161.167285" calcext:value-type="float">
            <text:p>161,2</text:p>
          </table:table-cell>
          <table:table-cell table:formula="of:=([.G3]*[.$K$1])*[.$K$3]+[.$K$2]" office:value-type="float" office:value="205.35688" calcext:value-type="float">
            <text:p>205,4</text:p>
          </table:table-cell>
          <table:table-cell office:value-type="float" office:value="53.87" calcext:value-type="float">
            <text:p>53,87</text:p>
          </table:table-cell>
          <table:table-cell office:value-type="float" office:value="7.71" calcext:value-type="float">
            <text:p>7,71</text:p>
          </table:table-cell>
          <table:table-cell office:value-type="float" office:value="13.28" calcext:value-type="float">
            <text:p>13,28</text:p>
          </table:table-cell>
          <table:table-cell table:style-name="ce30" office:value-type="string" calcext:value-type="string" table:number-columns-spanned="2" table:number-rows-spanned="1">
            <text:p>Cena </text:p>
          </table:table-cell>
          <table:covered-table-cell table:style-name="ce33"/>
          <table:table-cell table:style-name="ce33" office:value-type="string" calcext:value-type="string">
            <text:p>przelicznik</text:p>
          </table:table-cell>
          <table:table-cell table:style-name="ce33"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Redmi 8A</text:p>
          </table:table-cell>
          <table:table-cell table:formula="of:=([.E4]*[.$K$1])*[.$K$3]+[.$K$2]" office:value-type="float" office:value="268.428205" calcext:value-type="float">
            <text:p>268,4</text:p>
          </table:table-cell>
          <table:table-cell table:formula="of:=([.F4]*[.$K$1])*[.$K$3]+[.$K$2]" office:value-type="float" office:value="163.706005" calcext:value-type="float">
            <text:p>163,7</text:p>
          </table:table-cell>
          <table:table-cell table:formula="of:=([.G4]*[.$K$1])*[.$K$3]+[.$K$2]" office:value-type="float" office:value="131.813335" calcext:value-type="float">
            <text:p>131,8</text:p>
          </table:table-cell>
          <table:table-cell office:value-type="float" office:value="21.23" calcext:value-type="float">
            <text:p>21,23</text:p>
          </table:table-cell>
          <table:table-cell office:value-type="float" office:value="8.03" calcext:value-type="float">
            <text:p>8,03</text:p>
          </table:table-cell>
          <table:table-cell office:value-type="float" office:value="4.01" calcext:value-type="float">
            <text:p>4,01</text:p>
          </table:table-cell>
          <table:table-cell table:style-name="ce31" table:formula="of:=[.H2]*[.K1]*[.K3]+[.K2]" office:value-type="currency" office:currency="PLN" office:value="100" calcext:value-type="currency" table:number-columns-spanned="2" table:number-rows-spanned="1">
            <text:p>100,00 zł</text:p>
          </table:table-cell>
          <table:covered-table-cell table:style-name="ce33"/>
          <table:table-cell table:number-columns-repeated="2"/>
        </table:table-row>
        <table:table-row table:style-name="ro1">
          <table:table-cell office:value-type="string" calcext:value-type="string">
            <text:p>Redmi Note 8T</text:p>
          </table:table-cell>
          <table:table-cell table:formula="of:=([.E5]*[.$K$1])*[.$K$3]+[.$K$2]" office:value-type="float" office:value="323.56603" calcext:value-type="float">
            <text:p>323,6</text:p>
          </table:table-cell>
          <table:table-cell table:formula="of:=([.F5]*[.$K$1])*[.$K$3]+[.$K$2]" office:value-type="float" office:value="154.42381" calcext:value-type="float">
            <text:p>154,4</text:p>
          </table:table-cell>
          <table:table-cell table:formula="of:=([.G5]*[.$K$1])*[.$K$3]+[.$K$2]" office:value-type="float" office:value="162.03997" calcext:value-type="float">
            <text:p>162,0</text:p>
          </table:table-cell>
          <table:table-cell office:value-type="float" office:value="28.18" calcext:value-type="float">
            <text:p>28,18</text:p>
          </table:table-cell>
          <table:table-cell office:value-type="float" office:value="6.86" calcext:value-type="float">
            <text:p>6,86</text:p>
          </table:table-cell>
          <table:table-cell office:value-type="float" office:value="7.82" calcext:value-type="float">
            <text:p>7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Note 10</text:p>
          </table:table-cell>
          <table:table-cell table:formula="of:=([.E6]*[.$K$1])*[.$K$3]+[.$K$2]" office:value-type="float" office:value="773.316145" calcext:value-type="float">
            <text:p>773,3</text:p>
          </table:table-cell>
          <table:table-cell table:formula="of:=([.F6]*[.$K$1])*[.$K$3]+[.$K$2]" office:value-type="float" office:value="192.0286" calcext:value-type="float">
            <text:p>192,0</text:p>
          </table:table-cell>
          <table:table-cell table:formula="of:=([.G6]*[.$K$1])*[.$K$3]+[.$K$2]" office:value-type="float" office:value="231.06142" calcext:value-type="float">
            <text:p>231,1</text:p>
          </table:table-cell>
          <table:table-cell office:value-type="float" office:value="84.87" calcext:value-type="float">
            <text:p>84,87</text:p>
          </table:table-cell>
          <table:table-cell office:value-type="float" office:value="11.6" calcext:value-type="float">
            <text:p>11,6</text:p>
          </table:table-cell>
          <table:table-cell office:value-type="float" office:value="16.52" calcext:value-type="float">
            <text:p>16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Note 10 PRO</text:p>
          </table:table-cell>
          <table:table-cell table:formula="of:=([.E7]*[.$K$1])*[.$K$3]+[.$K$2]" office:value-type="float" office:value="773.316145" calcext:value-type="float">
            <text:p>773,3</text:p>
          </table:table-cell>
          <table:table-cell table:formula="of:=([.F7]*[.$K$1])*[.$K$3]+[.$K$2]" office:value-type="float" office:value="192.0286" calcext:value-type="float">
            <text:p>192,0</text:p>
          </table:table-cell>
          <table:table-cell table:formula="of:=([.G7]*[.$K$1])*[.$K$3]+[.$K$2]" office:value-type="float" office:value="231.06142" calcext:value-type="float">
            <text:p>231,1</text:p>
          </table:table-cell>
          <table:table-cell office:value-type="float" office:value="84.87" calcext:value-type="float">
            <text:p>84,87</text:p>
          </table:table-cell>
          <table:table-cell office:value-type="float" office:value="11.6" calcext:value-type="float">
            <text:p>11,6</text:p>
          </table:table-cell>
          <table:table-cell office:value-type="float" office:value="16.52" calcext:value-type="float">
            <text:p>16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</text:p>
          </table:table-cell>
          <table:table-cell table:formula="of:=([.E8]*[.$K$1])*[.$K$3]+[.$K$2]" office:value-type="float" office:value="1210.293325" calcext:value-type="float">
            <text:p>1210,3</text:p>
          </table:table-cell>
          <table:table-cell table:formula="of:=([.F8]*[.$K$1])*[.$K$3]+[.$K$2]" office:value-type="float" office:value="175.130245" calcext:value-type="float">
            <text:p>175,1</text:p>
          </table:table-cell>
          <table:table-cell table:formula="of:=([.G8]*[.$K$1])*[.$K$3]+[.$K$2]" office:value-type="float" office:value="285.088555" calcext:value-type="float">
            <text:p>285,1</text:p>
          </table:table-cell>
          <table:table-cell office:value-type="float" office:value="139.95" calcext:value-type="float">
            <text:p>139,95</text:p>
          </table:table-cell>
          <table:table-cell office:value-type="float" office:value="9.47" calcext:value-type="float">
            <text:p>9,47</text:p>
          </table:table-cell>
          <table:table-cell office:value-type="float" office:value="23.33" calcext:value-type="float">
            <text:p>23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 PRO</text:p>
          </table:table-cell>
          <table:table-cell table:formula="of:=([.E9]*[.$K$1])*[.$K$3]+[.$K$2]" office:value-type="float" office:value="1210.293325" calcext:value-type="float">
            <text:p>1210,3</text:p>
          </table:table-cell>
          <table:table-cell table:formula="of:=([.F9]*[.$K$1])*[.$K$3]+[.$K$2]" office:value-type="float" office:value="249.62581" calcext:value-type="float">
            <text:p>249,6</text:p>
          </table:table-cell>
          <table:table-cell table:formula="of:=([.G9]*[.$K$1])*[.$K$3]+[.$K$2]" office:value-type="float" office:value="288.737965" calcext:value-type="float">
            <text:p>288,7</text:p>
          </table:table-cell>
          <table:table-cell office:value-type="float" office:value="139.95" calcext:value-type="float">
            <text:p>139,95</text:p>
          </table:table-cell>
          <table:table-cell office:value-type="float" office:value="18.86" calcext:value-type="float">
            <text:p>18,86</text:p>
          </table:table-cell>
          <table:table-cell office:value-type="float" office:value="23.79" calcext:value-type="float">
            <text:p>23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9 PRO</text:p>
          </table:table-cell>
          <table:table-cell table:formula="of:=([.E10]*[.$K$1])*[.$K$3]+[.$K$2]" office:value-type="float" office:value="371.087695" calcext:value-type="float">
            <text:p>371,1</text:p>
          </table:table-cell>
          <table:table-cell table:formula="of:=([.F10]*[.$K$1])*[.$K$3]+[.$K$2]" office:value-type="float" office:value="183.539755" calcext:value-type="float">
            <text:p>183,5</text:p>
          </table:table-cell>
          <table:table-cell table:formula="of:=([.G10]*[.$K$1])*[.$K$3]+[.$K$2]" office:value-type="float" office:value="195.83668" calcext:value-type="float">
            <text:p>195,8</text:p>
          </table:table-cell>
          <table:table-cell office:value-type="float" office:value="34.17" calcext:value-type="float">
            <text:p>34,17</text:p>
          </table:table-cell>
          <table:table-cell office:value-type="float" office:value="10.53" calcext:value-type="float">
            <text:p>10,53</text:p>
          </table:table-cell>
          <table:table-cell office:value-type="float" office:value="12.08" calcext:value-type="float">
            <text:p>12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K30 PRO</text:p>
          </table:table-cell>
          <table:table-cell table:formula="of:=([.E11]*[.$K$1])*[.$K$3]+[.$K$2]" office:value-type="float" office:value="701.67664" calcext:value-type="float">
            <text:p>701,7</text:p>
          </table:table-cell>
          <table:table-cell table:formula="of:=([.F11]*[.$K$1])*[.$K$3]+[.$K$2]" office:value-type="float" office:value="192.0286" calcext:value-type="float">
            <text:p>192,0</text:p>
          </table:table-cell>
          <table:table-cell table:formula="of:=([.G11]*[.$K$1])*[.$K$3]+[.$K$2]" office:value-type="float" office:value="277.155055" calcext:value-type="float">
            <text:p>277,2</text:p>
          </table:table-cell>
          <table:table-cell office:value-type="float" office:value="75.84" calcext:value-type="float">
            <text:p>75,84</text:p>
          </table:table-cell>
          <table:table-cell office:value-type="float" office:value="11.6" calcext:value-type="float">
            <text:p>11,6</text:p>
          </table:table-cell>
          <table:table-cell office:value-type="float" office:value="22.33" calcext:value-type="float">
            <text:p>22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9S</text:p>
          </table:table-cell>
          <table:table-cell table:formula="of:=([.E12]*[.$K$1])*[.$K$3]+[.$K$2]" office:value-type="float" office:value="373.22974" calcext:value-type="float">
            <text:p>373,2</text:p>
          </table:table-cell>
          <table:table-cell table:formula="of:=([.F12]*[.$K$1])*[.$K$3]+[.$K$2]" office:value-type="float" office:value="164.975365" calcext:value-type="float">
            <text:p>165,0</text:p>
          </table:table-cell>
          <table:table-cell table:formula="of:=([.G12]*[.$K$1])*[.$K$3]+[.$K$2]" office:value-type="float" office:value="196.63003" calcext:value-type="float">
            <text:p>196,6</text:p>
          </table:table-cell>
          <table:table-cell office:value-type="float" office:value="34.44" calcext:value-type="float">
            <text:p>34,44</text:p>
          </table:table-cell>
          <table:table-cell office:value-type="float" office:value="8.19" calcext:value-type="float">
            <text:p>8,19</text:p>
          </table:table-cell>
          <table:table-cell office:value-type="float" office:value="12.18" calcext:value-type="float">
            <text:p>1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Note 10 Lite</text:p>
          </table:table-cell>
          <table:table-cell table:formula="of:=([.E13]*[.$K$1])*[.$K$3]+[.$K$2]" office:value-type="float" office:value="813.38032" calcext:value-type="float">
            <text:p>813,4</text:p>
          </table:table-cell>
          <table:table-cell table:formula="of:=([.F13]*[.$K$1])*[.$K$3]+[.$K$2]" office:value-type="float" office:value="192.0286" calcext:value-type="float">
            <text:p>192,0</text:p>
          </table:table-cell>
          <table:table-cell table:formula="of:=([.G13]*[.$K$1])*[.$K$3]+[.$K$2]" office:value-type="float" office:value="201.86614" calcext:value-type="float">
            <text:p>201,9</text:p>
          </table:table-cell>
          <table:table-cell office:value-type="float" office:value="89.92" calcext:value-type="float">
            <text:p>89,92</text:p>
          </table:table-cell>
          <table:table-cell office:value-type="float" office:value="11.6" calcext:value-type="float">
            <text:p>11,6</text:p>
          </table:table-cell>
          <table:table-cell office:value-type="float" office:value="12.84" calcext:value-type="float">
            <text:p>12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9</text:p>
          </table:table-cell>
          <table:table-cell table:formula="of:=([.E14]*[.$K$1])*[.$K$3]+[.$K$2]" office:value-type="float" office:value="316.10854" calcext:value-type="float">
            <text:p>316,1</text:p>
          </table:table-cell>
          <table:table-cell table:formula="of:=([.F14]*[.$K$1])*[.$K$3]+[.$K$2]" office:value-type="float" office:value="168.54544" calcext:value-type="float">
            <text:p>168,5</text:p>
          </table:table-cell>
          <table:table-cell table:formula="of:=([.G14]*[.$K$1])*[.$K$3]+[.$K$2]" office:value-type="float" office:value="164.023345" calcext:value-type="float">
            <text:p>164,0</text:p>
          </table:table-cell>
          <table:table-cell office:value-type="float" office:value="27.24" calcext:value-type="float">
            <text:p>27,24</text:p>
          </table:table-cell>
          <table:table-cell office:value-type="float" office:value="8.64" calcext:value-type="float">
            <text:p>8,64</text:p>
          </table:table-cell>
          <table:table-cell office:value-type="float" office:value="8.07" calcext:value-type="float">
            <text:p>8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 Lite</text:p>
          </table:table-cell>
          <table:table-cell table:formula="of:=([.E15]*[.$K$1])*[.$K$3]+[.$K$2]" office:value-type="float" office:value="462.481615" calcext:value-type="float">
            <text:p>462,5</text:p>
          </table:table-cell>
          <table:table-cell table:formula="of:=([.F15]*[.$K$1])*[.$K$3]+[.$K$2]" office:value-type="float" office:value="177.58963" calcext:value-type="float">
            <text:p>177,6</text:p>
          </table:table-cell>
          <table:table-cell table:formula="of:=([.G15]*[.$K$1])*[.$K$3]+[.$K$2]" office:value-type="float" office:value="209.878975" calcext:value-type="float">
            <text:p>209,9</text:p>
          </table:table-cell>
          <table:table-cell table:style-name="ce15" office:value-type="float" office:value="45.69" calcext:value-type="float">
            <text:p>45,69</text:p>
          </table:table-cell>
          <table:table-cell office:value-type="float" office:value="9.78" calcext:value-type="float">
            <text:p>9,78</text:p>
          </table:table-cell>
          <table:table-cell office:value-type="float" office:value="13.85" calcext:value-type="float">
            <text:p>13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F2 Pro</text:p>
          </table:table-cell>
          <table:table-cell table:formula="of:=([.E16]*[.$K$1])*[.$K$3]+[.$K$2]" office:value-type="float" office:value="701.67664" calcext:value-type="float">
            <text:p>701,7</text:p>
          </table:table-cell>
          <table:table-cell table:formula="of:=([.F16]*[.$K$1])*[.$K$3]+[.$K$2]" office:value-type="float" office:value="192.0286" calcext:value-type="float">
            <text:p>192,0</text:p>
          </table:table-cell>
          <table:table-cell table:formula="of:=([.G16]*[.$K$1])*[.$K$3]+[.$K$2]" office:value-type="float" office:value="261.288055" calcext:value-type="float">
            <text:p>261,3</text:p>
          </table:table-cell>
          <table:table-cell office:value-type="float" office:value="75.84" calcext:value-type="float">
            <text:p>75,84</text:p>
          </table:table-cell>
          <table:table-cell office:value-type="float" office:value="11.6" calcext:value-type="float">
            <text:p>11,6</text:p>
          </table:table-cell>
          <table:table-cell office:value-type="float" office:value="20.33" calcext:value-type="float">
            <text:p>20,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9</text:p>
          </table:table-cell>
          <table:table-cell table:formula="of:=([.E17]*[.$K$1])*[.$K$3]+[.$K$2]" office:value-type="float" office:value="285.16789" calcext:value-type="float">
            <text:p>285,2</text:p>
          </table:table-cell>
          <table:table-cell table:formula="of:=([.F17]*[.$K$1])*[.$K$3]+[.$K$2]" office:value-type="float" office:value="164.023345" calcext:value-type="float">
            <text:p>164,0</text:p>
          </table:table-cell>
          <table:table-cell table:formula="of:=([.G17]*[.$K$1])*[.$K$3]+[.$K$2]" office:value-type="float" office:value="129.274615" calcext:value-type="float">
            <text:p>129,3</text:p>
          </table:table-cell>
          <table:table-cell office:value-type="float" office:value="23.34" calcext:value-type="float">
            <text:p>23,34</text:p>
          </table:table-cell>
          <table:table-cell office:value-type="float" office:value="8.07" calcext:value-type="float">
            <text:p>8,07</text:p>
          </table:table-cell>
          <table:table-cell office:value-type="float" office:value="3.69" calcext:value-type="float">
            <text:p>3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9A</text:p>
          </table:table-cell>
          <table:table-cell table:formula="of:=([.E18]*[.$K$1])*[.$K$3]+[.$K$2]" office:value-type="float" office:value="252.00586" calcext:value-type="float">
            <text:p>252,0</text:p>
          </table:table-cell>
          <table:table-cell table:formula="of:=([.F18]*[.$K$1])*[.$K$3]+[.$K$2]" office:value-type="float" office:value="163.94401" calcext:value-type="float">
            <text:p>163,9</text:p>
          </table:table-cell>
          <table:table-cell table:formula="of:=([.G18]*[.$K$1])*[.$K$3]+[.$K$2]" office:value-type="float" office:value="123.48316" calcext:value-type="float">
            <text:p>123,5</text:p>
          </table:table-cell>
          <table:table-cell office:value-type="float" office:value="19.16" calcext:value-type="float">
            <text:p>19,16</text:p>
          </table:table-cell>
          <table:table-cell table:style-name="ce17" office:value-type="float" office:value="8.06" calcext:value-type="float">
            <text:p>8,06</text:p>
          </table:table-cell>
          <table:table-cell office:value-type="float" office:value="2.96" calcext:value-type="float">
            <text:p>2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9C</text:p>
          </table:table-cell>
          <table:table-cell table:formula="of:=([.E19]*[.$K$1])*[.$K$3]+[.$K$2]" office:value-type="float" office:value="252.00586" calcext:value-type="float">
            <text:p>252,0</text:p>
          </table:table-cell>
          <table:table-cell table:formula="of:=([.F19]*[.$K$1])*[.$K$3]+[.$K$2]" office:value-type="float" office:value="163.94401" calcext:value-type="float">
            <text:p>163,9</text:p>
          </table:table-cell>
          <table:table-cell table:formula="of:=([.G19]*[.$K$1])*[.$K$3]+[.$K$2]" office:value-type="float" office:value="122.53114" calcext:value-type="float">
            <text:p>122,5</text:p>
          </table:table-cell>
          <table:table-cell office:value-type="float" office:value="19.16" calcext:value-type="float">
            <text:p>19,16</text:p>
          </table:table-cell>
          <table:table-cell table:style-name="ce17" office:value-type="float" office:value="8.06" calcext:value-type="float">
            <text:p>8,06</text:p>
          </table:table-cell>
          <table:table-cell office:value-type="float" office:value="2.84" calcext:value-type="float">
            <text:p>2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X3 NFC</text:p>
          </table:table-cell>
          <table:table-cell table:formula="of:=([.E20]*[.$K$1])*[.$K$3]+[.$K$2]" office:value-type="float" office:value="375.847795" calcext:value-type="float">
            <text:p>375,8</text:p>
          </table:table-cell>
          <table:table-cell table:formula="of:=([.F20]*[.$K$1])*[.$K$3]+[.$K$2]" office:value-type="float" office:value="186.078475" calcext:value-type="float">
            <text:p>186,1</text:p>
          </table:table-cell>
          <table:table-cell table:formula="of:=([.G20]*[.$K$1])*[.$K$3]+[.$K$2]" office:value-type="float" office:value="143.95159" calcext:value-type="float">
            <text:p>144,0</text:p>
          </table:table-cell>
          <table:table-cell office:value-type="float" office:value="34.77" calcext:value-type="float">
            <text:p>34,77</text:p>
          </table:table-cell>
          <table:table-cell office:value-type="float" office:value="10.85" calcext:value-type="float">
            <text:p>10,85</text:p>
          </table:table-cell>
          <table:table-cell office:value-type="float" office:value="5.54" calcext:value-type="float">
            <text:p>5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T</text:p>
          </table:table-cell>
          <table:table-cell table:formula="of:=([.E21]*[.$K$1])*[.$K$3]+[.$K$2]" office:value-type="float" office:value="525.07693" calcext:value-type="float">
            <text:p>525,1</text:p>
          </table:table-cell>
          <table:table-cell table:formula="of:=([.F21]*[.$K$1])*[.$K$3]+[.$K$2]" office:value-type="float" office:value="187.982515" calcext:value-type="float">
            <text:p>188,0</text:p>
          </table:table-cell>
          <table:table-cell table:formula="of:=([.G21]*[.$K$1])*[.$K$3]+[.$K$2]" office:value-type="float" office:value="215.908435" calcext:value-type="float">
            <text:p>215,9</text:p>
          </table:table-cell>
          <table:table-cell office:value-type="float" office:value="53.58" calcext:value-type="float">
            <text:p>53,58</text:p>
          </table:table-cell>
          <table:table-cell office:value-type="float" office:value="11.09" calcext:value-type="float">
            <text:p>11,09</text:p>
          </table:table-cell>
          <table:table-cell office:value-type="float" office:value="14.61" calcext:value-type="float">
            <text:p>14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T Pro</text:p>
          </table:table-cell>
          <table:table-cell table:formula="of:=([.E22]*[.$K$1])*[.$K$3]+[.$K$2]" office:value-type="float" office:value="525.07693" calcext:value-type="float">
            <text:p>525,1</text:p>
          </table:table-cell>
          <table:table-cell table:formula="of:=([.F22]*[.$K$1])*[.$K$3]+[.$K$2]" office:value-type="float" office:value="187.982515" calcext:value-type="float">
            <text:p>188,0</text:p>
          </table:table-cell>
          <table:table-cell table:formula="of:=([.G22]*[.$K$1])*[.$K$3]+[.$K$2]" office:value-type="float" office:value="215.908435" calcext:value-type="float">
            <text:p>215,9</text:p>
          </table:table-cell>
          <table:table-cell office:value-type="float" office:value="53.58" calcext:value-type="float">
            <text:p>53,58</text:p>
          </table:table-cell>
          <table:table-cell office:value-type="float" office:value="11.09" calcext:value-type="float">
            <text:p>11,09</text:p>
          </table:table-cell>
          <table:table-cell office:value-type="float" office:value="14.61" calcext:value-type="float">
            <text:p>14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0T Lite</text:p>
          </table:table-cell>
          <table:table-cell table:formula="of:=([.E23]*[.$K$1])*[.$K$3]+[.$K$2]" office:value-type="float" office:value="407.50246" calcext:value-type="float">
            <text:p>407,5</text:p>
          </table:table-cell>
          <table:table-cell table:formula="of:=([.F23]*[.$K$1])*[.$K$3]+[.$K$2]" office:value-type="float" office:value="176.558275" calcext:value-type="float">
            <text:p>176,6</text:p>
          </table:table-cell>
          <table:table-cell table:formula="of:=([.G23]*[.$K$1])*[.$K$3]+[.$K$2]" office:value-type="float" office:value="212.259025" calcext:value-type="float">
            <text:p>212,3</text:p>
          </table:table-cell>
          <table:table-cell office:value-type="float" office:value="38.76" calcext:value-type="float">
            <text:p>38,76</text:p>
          </table:table-cell>
          <table:table-cell office:value-type="float" office:value="9.65" calcext:value-type="float">
            <text:p>9,65</text:p>
          </table:table-cell>
          <table:table-cell office:value-type="float" office:value="14.15" calcext:value-type="float">
            <text:p>14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M3</text:p>
          </table:table-cell>
          <table:table-cell table:formula="of:=([.E24]*[.$K$1])*[.$K$3]+[.$K$2]" office:value-type="float" office:value="270.808255" calcext:value-type="float">
            <text:p>270,8</text:p>
          </table:table-cell>
          <table:table-cell table:formula="of:=([.F24]*[.$K$1])*[.$K$3]+[.$K$2]" office:value-type="float" office:value="173.067535" calcext:value-type="float">
            <text:p>173,1</text:p>
          </table:table-cell>
          <table:table-cell table:formula="of:=([.G24]*[.$K$1])*[.$K$3]+[.$K$2]" office:value-type="float" office:value="125.942545" calcext:value-type="float">
            <text:p>125,9</text:p>
          </table:table-cell>
          <table:table-cell office:value-type="float" office:value="21.53" calcext:value-type="float">
            <text:p>21,53</text:p>
          </table:table-cell>
          <table:table-cell office:value-type="float" office:value="9.21" calcext:value-type="float">
            <text:p>9,21</text:p>
          </table:table-cell>
          <table:table-cell office:value-type="float" office:value="3.27" calcext:value-type="float">
            <text:p>3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9T</text:p>
          </table:table-cell>
          <table:table-cell table:formula="of:=([.E25]*[.$K$1])*[.$K$3]+[.$K$2]" office:value-type="float" office:value="269.221555" calcext:value-type="float">
            <text:p>269,2</text:p>
          </table:table-cell>
          <table:table-cell table:formula="of:=([.F25]*[.$K$1])*[.$K$3]+[.$K$2]" office:value-type="float" office:value="173.067535" calcext:value-type="float">
            <text:p>173,1</text:p>
          </table:table-cell>
          <table:table-cell table:formula="of:=([.G25]*[.$K$1])*[.$K$3]+[.$K$2]" office:value-type="float" office:value="121.182445" calcext:value-type="float">
            <text:p>121,2</text:p>
          </table:table-cell>
          <table:table-cell office:value-type="float" office:value="21.33" calcext:value-type="float">
            <text:p>21,33</text:p>
          </table:table-cell>
          <table:table-cell office:value-type="float" office:value="9.21" calcext:value-type="float">
            <text:p>9,21</text:p>
          </table:table-cell>
          <table:table-cell office:value-type="float" office:value="2.67" calcext:value-type="float">
            <text:p>2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9T</text:p>
          </table:table-cell>
          <table:table-cell table:formula="of:=([.E26]*[.$K$1])*[.$K$3]+[.$K$2]" office:value-type="float" office:value="317.298565" calcext:value-type="float">
            <text:p>317,3</text:p>
          </table:table-cell>
          <table:table-cell table:formula="of:=([.F26]*[.$K$1])*[.$K$3]+[.$K$2]" office:value-type="float" office:value="160.45327" calcext:value-type="float">
            <text:p>160,5</text:p>
          </table:table-cell>
          <table:table-cell table:formula="of:=([.G26]*[.$K$1])*[.$K$3]+[.$K$2]" office:value-type="float" office:value="134.034715" calcext:value-type="float">
            <text:p>134,0</text:p>
          </table:table-cell>
          <table:table-cell office:value-type="float" office:value="27.39" calcext:value-type="float">
            <text:p>27,39</text:p>
          </table:table-cell>
          <table:table-cell office:value-type="float" office:value="7.62" calcext:value-type="float">
            <text:p>7,62</text:p>
          </table:table-cell>
          <table:table-cell office:value-type="float" office:value="4.29" calcext:value-type="float">
            <text:p>4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1</text:p>
          </table:table-cell>
          <table:table-cell table:formula="of:=([.E27]*[.$K$1])*[.$K$3]+[.$K$2]" office:value-type="float" office:value="1309.938085" calcext:value-type="float">
            <text:p>1309,9</text:p>
          </table:table-cell>
          <table:table-cell table:formula="of:=([.F27]*[.$K$1])*[.$K$3]+[.$K$2]" office:value-type="float" office:value="202.02481" calcext:value-type="float">
            <text:p>202,0</text:p>
          </table:table-cell>
          <table:table-cell table:formula="of:=([.G27]*[.$K$1])*[.$K$3]+[.$K$2]" office:value-type="float" office:value="239.391595" calcext:value-type="float">
            <text:p>239,4</text:p>
          </table:table-cell>
          <table:table-cell office:value-type="float" office:value="152.51" calcext:value-type="float">
            <text:p>152,51</text:p>
          </table:table-cell>
          <table:table-cell office:value-type="float" office:value="12.86" calcext:value-type="float">
            <text:p>12,86</text:p>
          </table:table-cell>
          <table:table-cell office:value-type="float" office:value="17.57" calcext:value-type="float">
            <text:p>17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10</text:p>
          </table:table-cell>
          <table:table-cell table:formula="of:=([.E28]*[.$K$1])*[.$K$3]+[.$K$2]" office:value-type="float" office:value="312.062455" calcext:value-type="float">
            <text:p>312,1</text:p>
          </table:table-cell>
          <table:table-cell table:formula="of:=([.F28]*[.$K$1])*[.$K$3]+[.$K$2]" office:value-type="float" office:value="170.60815" calcext:value-type="float">
            <text:p>170,6</text:p>
          </table:table-cell>
          <table:table-cell table:formula="of:=([.G28]*[.$K$1])*[.$K$3]+[.$K$2]" office:value-type="float" office:value="135.462745" calcext:value-type="float">
            <text:p>135,5</text:p>
          </table:table-cell>
          <table:table-cell office:value-type="float" office:value="26.73" calcext:value-type="float">
            <text:p>26,73</text:p>
          </table:table-cell>
          <table:table-cell office:value-type="float" office:value="8.9" calcext:value-type="float">
            <text:p>8,9</text:p>
          </table:table-cell>
          <table:table-cell office:value-type="float" office:value="4.47" calcext:value-type="float">
            <text:p>4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10 Pro</text:p>
          </table:table-cell>
          <table:table-cell table:formula="of:=([.E29]*[.$K$1])*[.$K$3]+[.$K$2]" office:value-type="float" office:value="413.84926" calcext:value-type="float">
            <text:p>413,8</text:p>
          </table:table-cell>
          <table:table-cell table:formula="of:=([.F29]*[.$K$1])*[.$K$3]+[.$K$2]" office:value-type="float" office:value="166.403395" calcext:value-type="float">
            <text:p>166,4</text:p>
          </table:table-cell>
          <table:table-cell table:formula="of:=([.G29]*[.$K$1])*[.$K$3]+[.$K$2]" office:value-type="float" office:value="195.598675" calcext:value-type="float">
            <text:p>195,6</text:p>
          </table:table-cell>
          <table:table-cell office:value-type="float" office:value="39.56" calcext:value-type="float">
            <text:p>39,56</text:p>
          </table:table-cell>
          <table:table-cell office:value-type="float" office:value="8.37" calcext:value-type="float">
            <text:p>8,37</text:p>
          </table:table-cell>
          <table:table-cell office:value-type="float" office:value="12.05" calcext:value-type="float">
            <text:p>12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F3</text:p>
          </table:table-cell>
          <table:table-cell table:formula="of:=([.E30]*[.$K$1])*[.$K$3]+[.$K$2]" office:value-type="float" office:value="534.91447" calcext:value-type="float">
            <text:p>534,9</text:p>
          </table:table-cell>
          <table:table-cell table:formula="of:=([.F30]*[.$K$1])*[.$K$3]+[.$K$2]" office:value-type="float" office:value="173.46421" calcext:value-type="float">
            <text:p>173,5</text:p>
          </table:table-cell>
          <table:table-cell table:formula="of:=([.G30]*[.$K$1])*[.$K$3]+[.$K$2]" office:value-type="float" office:value="229.395385" calcext:value-type="float">
            <text:p>229,4</text:p>
          </table:table-cell>
          <table:table-cell office:value-type="float" office:value="54.82" calcext:value-type="float">
            <text:p>54,82</text:p>
          </table:table-cell>
          <table:table-cell office:value-type="float" office:value="9.26" calcext:value-type="float">
            <text:p>9,26</text:p>
          </table:table-cell>
          <table:table-cell office:value-type="float" office:value="16.31" calcext:value-type="float">
            <text:p>16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1 Lite</text:p>
          </table:table-cell>
          <table:table-cell table:formula="of:=([.E31]*[.$K$1])*[.$K$3]+[.$K$2]" office:value-type="float" office:value="531.979075" calcext:value-type="float">
            <text:p>532,0</text:p>
          </table:table-cell>
          <table:table-cell table:formula="of:=([.F31]*[.$K$1])*[.$K$3]+[.$K$2]" office:value-type="float" office:value="161.56396" calcext:value-type="float">
            <text:p>161,6</text:p>
          </table:table-cell>
          <table:table-cell table:formula="of:=([.G31]*[.$K$1])*[.$K$3]+[.$K$2]" office:value-type="float" office:value="158.311225" calcext:value-type="float">
            <text:p>158,3</text:p>
          </table:table-cell>
          <table:table-cell office:value-type="float" office:value="54.45" calcext:value-type="float">
            <text:p>54,45</text:p>
          </table:table-cell>
          <table:table-cell table:style-name="ce17" office:value-type="float" office:value="7.76" calcext:value-type="float">
            <text:p>7,76</text:p>
          </table:table-cell>
          <table:table-cell office:value-type="float" office:value="7.35" calcext:value-type="float">
            <text:p>7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1 Ultra</text:p>
          </table:table-cell>
          <table:table-cell table:formula="of:=([.E32]*[.$K$1])*[.$K$3]+[.$K$2]" office:value-type="float" office:value="1384.11631" calcext:value-type="float">
            <text:p>1384,1</text:p>
          </table:table-cell>
          <table:table-cell table:formula="of:=([.F32]*[.$K$1])*[.$K$3]+[.$K$2]" office:value-type="float" office:value="264.620125" calcext:value-type="float">
            <text:p>264,6</text:p>
          </table:table-cell>
          <table:table-cell table:formula="of:=([.G32]*[.$K$1])*[.$K$3]+[.$K$2]" office:value-type="float" office:value="612.583435" calcext:value-type="float">
            <text:p>612,6</text:p>
          </table:table-cell>
          <table:table-cell office:value-type="float" office:value="161.86" calcext:value-type="float">
            <text:p>161,86</text:p>
          </table:table-cell>
          <table:table-cell office:value-type="float" office:value="20.75" calcext:value-type="float">
            <text:p>20,75</text:p>
          </table:table-cell>
          <table:table-cell office:value-type="float" office:value="64.61" calcext:value-type="float">
            <text:p>64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10S</text:p>
          </table:table-cell>
          <table:table-cell table:formula="of:=([.E33]*[.$K$1])*[.$K$3]+[.$K$2]" office:value-type="float" office:value="314.918515" calcext:value-type="float">
            <text:p>314,9</text:p>
          </table:table-cell>
          <table:table-cell table:formula="of:=([.F33]*[.$K$1])*[.$K$3]+[.$K$2]" office:value-type="float" office:value="170.60815" calcext:value-type="float">
            <text:p>170,6</text:p>
          </table:table-cell>
          <table:table-cell table:formula="of:=([.G33]*[.$K$1])*[.$K$3]+[.$K$2]" office:value-type="float" office:value="128.08459" calcext:value-type="float">
            <text:p>128,1</text:p>
          </table:table-cell>
          <table:table-cell office:value-type="float" office:value="27.09" calcext:value-type="float">
            <text:p>27,09</text:p>
          </table:table-cell>
          <table:table-cell table:style-name="ce17" office:value-type="float" office:value="8.9" calcext:value-type="float">
            <text:p>8,9</text:p>
          </table:table-cell>
          <table:table-cell office:value-type="float" office:value="3.54" calcext:value-type="float">
            <text:p>3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9</text:p>
          </table:table-cell>
          <table:table-cell table:formula="of:=([.E34]*[.$K$1])*[.$K$3]+[.$K$2]" office:value-type="float" office:value="655.900345" calcext:value-type="float">
            <text:p>655,9</text:p>
          </table:table-cell>
          <table:table-cell table:formula="of:=([.F34]*[.$K$1])*[.$K$3]+[.$K$2]" office:value-type="float" office:value="173.226205" calcext:value-type="float">
            <text:p>173,2</text:p>
          </table:table-cell>
          <table:table-cell table:formula="of:=([.G34]*[.$K$1])*[.$K$3]+[.$K$2]" office:value-type="float" office:value="253.75123" calcext:value-type="float">
            <text:p>253,8</text:p>
          </table:table-cell>
          <table:table-cell office:value-type="float" office:value="70.07" calcext:value-type="float">
            <text:p>70,07</text:p>
          </table:table-cell>
          <table:table-cell office:value-type="float" office:value="9.23" calcext:value-type="float">
            <text:p>9,23</text:p>
          </table:table-cell>
          <table:table-cell office:value-type="float" office:value="19.38" calcext:value-type="float">
            <text:p>19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11i</text:p>
          </table:table-cell>
          <table:table-cell table:formula="of:=([.E35]*[.$K$1])*[.$K$3]+[.$K$2]" office:value-type="float" office:value="534.91447" calcext:value-type="float">
            <text:p>534,9</text:p>
          </table:table-cell>
          <table:table-cell table:formula="of:=([.F35]*[.$K$1])*[.$K$3]+[.$K$2]" office:value-type="float" office:value="173.46421" calcext:value-type="float">
            <text:p>173,5</text:p>
          </table:table-cell>
          <table:table-cell table:formula="of:=([.G35]*[.$K$1])*[.$K$3]+[.$K$2]" office:value-type="float" office:value="229.395385" calcext:value-type="float">
            <text:p>229,4</text:p>
          </table:table-cell>
          <table:table-cell office:value-type="float" office:value="54.82" calcext:value-type="float">
            <text:p>54,82</text:p>
          </table:table-cell>
          <table:table-cell table:style-name="ce17" office:value-type="float" office:value="9.26" calcext:value-type="float">
            <text:p>9,26</text:p>
          </table:table-cell>
          <table:table-cell office:value-type="float" office:value="16.31" calcext:value-type="float">
            <text:p>16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10 5G</text:p>
          </table:table-cell>
          <table:table-cell table:formula="of:=([.E36]*[.$K$1])*[.$K$3]+[.$K$2]" office:value-type="float" office:value="326.501425" calcext:value-type="float">
            <text:p>326,5</text:p>
          </table:table-cell>
          <table:table-cell table:formula="of:=([.F36]*[.$K$1])*[.$K$3]+[.$K$2]" office:value-type="float" office:value="174.89224" calcext:value-type="float">
            <text:p>174,9</text:p>
          </table:table-cell>
          <table:table-cell table:formula="of:=([.G36]*[.$K$1])*[.$K$3]+[.$K$2]" office:value-type="float" office:value="136.17676" calcext:value-type="float">
            <text:p>136,2</text:p>
          </table:table-cell>
          <table:table-cell office:value-type="float" office:value="28.55" calcext:value-type="float">
            <text:p>28,55</text:p>
          </table:table-cell>
          <table:table-cell office:value-type="float" office:value="9.44" calcext:value-type="float">
            <text:p>9,44</text:p>
          </table:table-cell>
          <table:table-cell office:value-type="float" office:value="4.56" calcext:value-type="float">
            <text:p>4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M3 Pro</text:p>
          </table:table-cell>
          <table:table-cell table:formula="of:=([.E37]*[.$K$1])*[.$K$3]+[.$K$2]" office:value-type="float" office:value="291.51469" calcext:value-type="float">
            <text:p>291,5</text:p>
          </table:table-cell>
          <table:table-cell table:formula="of:=([.F37]*[.$K$1])*[.$K$3]+[.$K$2]" office:value-type="float" office:value="174.89224" calcext:value-type="float">
            <text:p>174,9</text:p>
          </table:table-cell>
          <table:table-cell table:formula="of:=([.G37]*[.$K$1])*[.$K$3]+[.$K$2]" office:value-type="float" office:value="132.36868" calcext:value-type="float">
            <text:p>132,4</text:p>
          </table:table-cell>
          <table:table-cell office:value-type="float" office:value="24.14" calcext:value-type="float">
            <text:p>24,14</text:p>
          </table:table-cell>
          <table:table-cell office:value-type="float" office:value="9.44" calcext:value-type="float">
            <text:p>9,44</text:p>
          </table:table-cell>
          <table:table-cell office:value-type="float" office:value="4.08" calcext:value-type="float">
            <text:p>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10</text:p>
          </table:table-cell>
          <table:table-cell table:formula="of:=([.E38]*[.$K$1])*[.$K$3]+[.$K$2]" office:value-type="float" office:value="293.656735" calcext:value-type="float">
            <text:p>293,7</text:p>
          </table:table-cell>
          <table:table-cell table:formula="of:=([.F38]*[.$K$1])*[.$K$3]+[.$K$2]" office:value-type="float" office:value="175.130245" calcext:value-type="float">
            <text:p>175,1</text:p>
          </table:table-cell>
          <table:table-cell table:formula="of:=([.G38]*[.$K$1])*[.$K$3]+[.$K$2]" office:value-type="float" office:value="134.193385" calcext:value-type="float">
            <text:p>134,2</text:p>
          </table:table-cell>
          <table:table-cell office:value-type="float" office:value="24.41" calcext:value-type="float">
            <text:p>24,41</text:p>
          </table:table-cell>
          <table:table-cell office:value-type="float" office:value="9.47" calcext:value-type="float">
            <text:p>9,47</text:p>
          </table:table-cell>
          <table:table-cell office:value-type="float" office:value="4.31" calcext:value-type="float">
            <text:p>4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aomi 11T Pro</text:p>
          </table:table-cell>
          <table:table-cell table:formula="of:=([.E39]*[.$K$1])*[.$K$3]+[.$K$2]" office:value-type="float" office:value="572.8366" calcext:value-type="float">
            <text:p>572,8</text:p>
          </table:table-cell>
          <table:table-cell table:formula="of:=([.F39]*[.$K$1])*[.$K$3]+[.$K$2]" office:value-type="float" office:value="331.02352" calcext:value-type="float">
            <text:p>331,0</text:p>
          </table:table-cell>
          <table:table-cell table:formula="of:=([.G39]*[.$K$1])*[.$K$3]+[.$K$2]" office:value-type="float" office:value="218.447155" calcext:value-type="float">
            <text:p>218,4</text:p>
          </table:table-cell>
          <table:table-cell office:value-type="float" office:value="59.6" calcext:value-type="float">
            <text:p>59,6</text:p>
          </table:table-cell>
          <table:table-cell office:value-type="float" office:value="29.12" calcext:value-type="float">
            <text:p>29,12</text:p>
          </table:table-cell>
          <table:table-cell office:value-type="float" office:value="14.93" calcext:value-type="float">
            <text:p>14,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aomi 11T</text:p>
          </table:table-cell>
          <table:table-cell table:formula="of:=([.E40]*[.$K$1])*[.$K$3]+[.$K$2]" office:value-type="float" office:value="572.8366" calcext:value-type="float">
            <text:p>572,8</text:p>
          </table:table-cell>
          <table:table-cell table:formula="of:=([.F40]*[.$K$1])*[.$K$3]+[.$K$2]" office:value-type="float" office:value="287.2306" calcext:value-type="float">
            <text:p>287,2</text:p>
          </table:table-cell>
          <table:table-cell table:formula="of:=([.G40]*[.$K$1])*[.$K$3]+[.$K$2]" office:value-type="float" office:value="217.25713" calcext:value-type="float">
            <text:p>217,3</text:p>
          </table:table-cell>
          <table:table-cell office:value-type="float" office:value="59.6" calcext:value-type="float">
            <text:p>59,6</text:p>
          </table:table-cell>
          <table:table-cell office:value-type="float" office:value="23.6" calcext:value-type="float">
            <text:p>23,6</text:p>
          </table:table-cell>
          <table:table-cell office:value-type="float" office:value="14.78" calcext:value-type="float">
            <text:p>14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O M4 Pro 5G</text:p>
          </table:table-cell>
          <table:table-cell table:formula="of:=([.E41]*[.$K$1])*[.$K$3]+[.$K$2]" office:value-type="float" office:value="312.93514" calcext:value-type="float">
            <text:p>312,9</text:p>
          </table:table-cell>
          <table:table-cell table:formula="of:=([.F41]*[.$K$1])*[.$K$3]+[.$K$2]" office:value-type="float" office:value="180.366355" calcext:value-type="float">
            <text:p>180,4</text:p>
          </table:table-cell>
          <table:table-cell table:formula="of:=([.G41]*[.$K$1])*[.$K$3]+[.$K$2]" office:value-type="float" office:value="145.37962" calcext:value-type="float">
            <text:p>145,4</text:p>
          </table:table-cell>
          <table:table-cell office:value-type="float" office:value="26.84" calcext:value-type="float">
            <text:p>26,84</text:p>
          </table:table-cell>
          <table:table-cell office:value-type="float" office:value="10.13" calcext:value-type="float">
            <text:p>10,13</text:p>
          </table:table-cell>
          <table:table-cell office:value-type="float" office:value="5.72" calcext:value-type="float">
            <text:p>5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Mix 3 </text:p>
          </table:table-cell>
          <table:table-cell table:formula="of:=([.E42]*[.$K$1])*[.$K$3]+[.$K$2]" office:value-type="float" office:value="689.61772" calcext:value-type="float">
            <text:p>689,6</text:p>
          </table:table-cell>
          <table:table-cell table:formula="of:=([.F42]*[.$K$1])*[.$K$3]+[.$K$2]" office:value-type="float" office:value="153.31312" calcext:value-type="float">
            <text:p>153,3</text:p>
          </table:table-cell>
          <table:table-cell table:formula="of:=([.G42]*[.$K$1])*[.$K$3]+[.$K$2]" office:value-type="float" office:value="430.98562" calcext:value-type="float">
            <text:p>431,0</text:p>
          </table:table-cell>
          <table:table-cell office:value-type="float" office:value="74.32" calcext:value-type="float">
            <text:p>74,32</text:p>
          </table:table-cell>
          <table:table-cell office:value-type="float" office:value="6.72" calcext:value-type="float">
            <text:p>6,72</text:p>
          </table:table-cell>
          <table:table-cell office:value-type="float" office:value="41.72" calcext:value-type="float">
            <text:p>41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9SE</text:p>
          </table:table-cell>
          <table:table-cell table:formula="of:=([.E43]*[.$K$1])*[.$K$3]+[.$K$2]" office:value-type="float" office:value="602.19055" calcext:value-type="float">
            <text:p>602,2</text:p>
          </table:table-cell>
          <table:table-cell table:formula="of:=([.F43]*[.$K$1])*[.$K$3]+[.$K$2]" office:value-type="float" office:value="147.601" calcext:value-type="float">
            <text:p>147,6</text:p>
          </table:table-cell>
          <table:table-cell table:formula="of:=([.G43]*[.$K$1])*[.$K$3]+[.$K$2]" office:value-type="float" office:value="180.207685" calcext:value-type="float">
            <text:p>180,2</text:p>
          </table:table-cell>
          <table:table-cell office:value-type="float" office:value="63.3" calcext:value-type="float">
            <text:p>63,3</text:p>
          </table:table-cell>
          <table:table-cell office:value-type="float" office:value="6" calcext:value-type="float">
            <text:p>6</text:p>
          </table:table-cell>
          <table:table-cell office:value-type="float" office:value="10.11" calcext:value-type="float">
            <text:p>10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7</text:p>
          </table:table-cell>
          <table:table-cell table:formula="of:=([.E44]*[.$K$1])*[.$K$3]+[.$K$2]" office:value-type="float" office:value="312.6178" calcext:value-type="float">
            <text:p>312,6</text:p>
          </table:table-cell>
          <table:table-cell table:formula="of:=([.F44]*[.$K$1])*[.$K$3]+[.$K$2]" office:value-type="float" office:value="155.21716" calcext:value-type="float">
            <text:p>155,2</text:p>
          </table:table-cell>
          <table:table-cell table:formula="of:=([.G44]*[.$K$1])*[.$K$3]+[.$K$2]" office:value-type="float" office:value="130.62331" calcext:value-type="float">
            <text:p>130,6</text:p>
          </table:table-cell>
          <table:table-cell office:value-type="float" office:value="26.8" calcext:value-type="float">
            <text:p>26,8</text:p>
          </table:table-cell>
          <table:table-cell office:value-type="float" office:value="6.96" calcext:value-type="float">
            <text:p>6,96</text:p>
          </table:table-cell>
          <table:table-cell office:value-type="float" office:value="3.86" calcext:value-type="float">
            <text:p>3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7</text:p>
          </table:table-cell>
          <table:table-cell table:formula="of:=([.E45]*[.$K$1])*[.$K$3]+[.$K$2]" office:value-type="float" office:value="412.183225" calcext:value-type="float">
            <text:p>412,2</text:p>
          </table:table-cell>
          <table:table-cell table:formula="of:=([.F45]*[.$K$1])*[.$K$3]+[.$K$2]" office:value-type="float" office:value="158.54923" calcext:value-type="float">
            <text:p>158,5</text:p>
          </table:table-cell>
          <table:table-cell table:formula="of:=([.G45]*[.$K$1])*[.$K$3]+[.$K$2]" office:value-type="float" office:value="166.879405" calcext:value-type="float">
            <text:p>166,9</text:p>
          </table:table-cell>
          <table:table-cell office:value-type="float" office:value="39.35" calcext:value-type="float">
            <text:p>39,35</text:p>
          </table:table-cell>
          <table:table-cell office:value-type="float" office:value="7.38" calcext:value-type="float">
            <text:p>7,38</text:p>
          </table:table-cell>
          <table:table-cell office:value-type="float" office:value="8.43" calcext:value-type="float">
            <text:p>8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7A</text:p>
          </table:table-cell>
          <table:table-cell table:formula="of:=([.E46]*[.$K$1])*[.$K$3]+[.$K$2]" office:value-type="float" office:value="237.88423" calcext:value-type="float">
            <text:p>237,9</text:p>
          </table:table-cell>
          <table:table-cell table:formula="of:=([.F46]*[.$K$1])*[.$K$3]+[.$K$2]" office:value-type="float" office:value="153.9478" calcext:value-type="float">
            <text:p>153,9</text:p>
          </table:table-cell>
          <table:table-cell table:formula="of:=([.G46]*[.$K$1])*[.$K$3]+[.$K$2]" office:value-type="float" office:value="130.62331" calcext:value-type="float">
            <text:p>130,6</text:p>
          </table:table-cell>
          <table:table-cell office:value-type="float" office:value="17.38" calcext:value-type="float">
            <text:p>17,38</text:p>
          </table:table-cell>
          <table:table-cell office:value-type="float" office:value="6.8" calcext:value-type="float">
            <text:p>6,8</text:p>
          </table:table-cell>
          <table:table-cell office:value-type="float" office:value="3.86" calcext:value-type="float">
            <text:p>3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9T</text:p>
          </table:table-cell>
          <table:table-cell table:formula="of:=([.E47]*[.$K$1])*$kp22$3+[.$K$2]" office:value-type="string" office:string-value="" calcext:value-type="error">
            <text:p>#NAZWA?</text:p>
          </table:table-cell>
          <table:table-cell table:formula="of:=([.F47]*[.$K$1])*[.$K$3]+[.$K$2]" office:value-type="float" office:value="164.658025" calcext:value-type="float">
            <text:p>164,7</text:p>
          </table:table-cell>
          <table:table-cell table:formula="of:=([.G47]*[.$K$1])*[.$K$3]+[.$K$2]" office:value-type="float" office:value="194.40865" calcext:value-type="float">
            <text:p>194,4</text:p>
          </table:table-cell>
          <table:table-cell office:value-type="float" office:value="53.69" calcext:value-type="float">
            <text:p>53,69</text:p>
          </table:table-cell>
          <table:table-cell office:value-type="float" office:value="8.15" calcext:value-type="float">
            <text:p>8,15</text:p>
          </table:table-cell>
          <table:table-cell office:value-type="float" office:value="11.9" calcext:value-type="float">
            <text:p>11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A3</text:p>
          </table:table-cell>
          <table:table-cell table:formula="of:=([.E48]*[.$K$1])*[.$K$3]+[.$K$2]" office:value-type="float" office:value="355.4587" calcext:value-type="float">
            <text:p>355,5</text:p>
          </table:table-cell>
          <table:table-cell table:formula="of:=([.F48]*[.$K$1])*[.$K$3]+[.$K$2]" office:value-type="float" office:value="161.325955" calcext:value-type="float">
            <text:p>161,3</text:p>
          </table:table-cell>
          <table:table-cell table:formula="of:=([.G48]*[.$K$1])*[.$K$3]+[.$K$2]" office:value-type="float" office:value="194.011975" calcext:value-type="float">
            <text:p>194,0</text:p>
          </table:table-cell>
          <table:table-cell office:value-type="float" office:value="32.2" calcext:value-type="float">
            <text:p>32,2</text:p>
          </table:table-cell>
          <table:table-cell office:value-type="float" office:value="7.73" calcext:value-type="float">
            <text:p>7,73</text:p>
          </table:table-cell>
          <table:table-cell office:value-type="float" office:value="11.85" calcext:value-type="float">
            <text:p>11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 9T Pro</text:p>
          </table:table-cell>
          <table:table-cell table:formula="of:=([.E49]*[.$K$1])*[.$K$3]+[.$K$2]" office:value-type="float" office:value="528.72634" calcext:value-type="float">
            <text:p>528,7</text:p>
          </table:table-cell>
          <table:table-cell table:formula="of:=([.F49]*[.$K$1])*[.$K$3]+[.$K$2]" office:value-type="float" office:value="166.879405" calcext:value-type="float">
            <text:p>166,9</text:p>
          </table:table-cell>
          <table:table-cell table:formula="of:=([.G49]*[.$K$1])*[.$K$3]+[.$K$2]" office:value-type="float" office:value="188.934535" calcext:value-type="float">
            <text:p>188,9</text:p>
          </table:table-cell>
          <table:table-cell office:value-type="float" office:value="54.04" calcext:value-type="float">
            <text:p>54,04</text:p>
          </table:table-cell>
          <table:table-cell office:value-type="float" office:value="8.43" calcext:value-type="float">
            <text:p>8,43</text:p>
          </table:table-cell>
          <table:table-cell office:value-type="float" office:value="11.21" calcext:value-type="float">
            <text:p>11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8</text:p>
          </table:table-cell>
          <table:table-cell table:formula="of:=([.E50]*[.$K$1])*[.$K$3]+[.$K$2]" office:value-type="float" office:value="322.61401" calcext:value-type="float">
            <text:p>322,6</text:p>
          </table:table-cell>
          <table:table-cell table:formula="of:=([.F50]*[.$K$1])*[.$K$3]+[.$K$2]" office:value-type="float" office:value="154.42381" calcext:value-type="float">
            <text:p>154,4</text:p>
          </table:table-cell>
          <table:table-cell table:formula="of:=([.G50]*[.$K$1])*[.$K$3]+[.$K$2]" office:value-type="float" office:value="135.462745" calcext:value-type="float">
            <text:p>135,5</text:p>
          </table:table-cell>
          <table:table-cell office:value-type="float" office:value="28.06" calcext:value-type="float">
            <text:p>28,06</text:p>
          </table:table-cell>
          <table:table-cell office:value-type="float" office:value="6.86" calcext:value-type="float">
            <text:p>6,86</text:p>
          </table:table-cell>
          <table:table-cell office:value-type="float" office:value="4.47" calcext:value-type="float">
            <text:p>4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mi Note 8 Pro</text:p>
          </table:table-cell>
          <table:table-cell table:formula="of:=([.E51]*[.$K$1])*[.$K$3]+[.$K$2]" office:value-type="float" office:value="379.179865" calcext:value-type="float">
            <text:p>379,2</text:p>
          </table:table-cell>
          <table:table-cell table:formula="of:=([.F51]*[.$K$1])*[.$K$3]+[.$K$2]" office:value-type="float" office:value="166.086055" calcext:value-type="float">
            <text:p>166,1</text:p>
          </table:table-cell>
          <table:table-cell table:formula="of:=([.G51]*[.$K$1])*[.$K$3]+[.$K$2]" office:value-type="float" office:value="192.266605" calcext:value-type="float">
            <text:p>192,3</text:p>
          </table:table-cell>
          <table:table-cell table:style-name="ce16" office:value-type="float" office:value="35.19" calcext:value-type="float">
            <text:p>35,19</text:p>
          </table:table-cell>
          <table:table-cell table:style-name="ce21" office:value-type="float" office:value="8.33" calcext:value-type="float">
            <text:p>8,33</text:p>
          </table:table-cell>
          <table:table-cell table:style-name="ce25" office:value-type="float" office:value="11.63" calcext:value-type="float">
            <text:p>11,63</text:p>
          </table:table-cell>
          <table:table-cell table:number-columns-repeated="4"/>
        </table:table-row>
      </table:table>
      <table:table table:name="kursy" table:style-name="ta1">
        <table:table-column table:style-name="co2" table:number-columns-repeated="4" table:default-cell-style-name="ce35"/>
        <table:table-row table:style-name="ro1">
          <table:table-cell table:style-name="ce34" office:value-type="string" calcext:value-type="string">
            <table:cell-range-source table:name="HTML_1" xlink:type="simple" xlink:href="http://www.nbp.pl/Kursy/KursyC.html" table:filter-name="calc_HTML_WebQuery" table:filter-options="0 0" table:last-column-spanned="4" table:last-row-spanned="15" table:refresh-delay="PT24H00M00S"/>
            <text:p>Nazwa waluty</text:p>
          </table:table-cell>
          <table:table-cell table:style-name="ce34" office:value-type="string" calcext:value-type="string">
            <text:p>Kod waluty</text:p>
          </table:table-cell>
          <table:table-cell table:style-name="ce34" office:value-type="string" calcext:value-type="string">
            <text:p>Kurs: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style-name="ce36" office:value-type="string" calcext:value-type="string">
            <text:p>kupna</text:p>
          </table:table-cell>
          <table:table-cell table:style-name="ce36" office:value-type="string" calcext:value-type="string">
            <text:p>sprzedaży</text:p>
          </table:table-cell>
        </table:table-row>
        <table:table-row table:style-name="ro1">
          <table:table-cell office:value-type="string" calcext:value-type="string">
            <text:p>dolar amerykański</text:p>
          </table:table-cell>
          <table:table-cell office:value-type="string" calcext:value-type="string">
            <text:p>1 USD</text:p>
          </table:table-cell>
          <table:table-cell office:value-type="float" office:value="4.3177" calcext:value-type="float">
            <text:p>4,3177</text:p>
          </table:table-cell>
          <table:table-cell office:value-type="float" office:value="4.4049" calcext:value-type="float">
            <text:p>4,4049</text:p>
          </table:table-cell>
        </table:table-row>
        <table:table-row table:style-name="ro1">
          <table:table-cell office:value-type="string" calcext:value-type="string">
            <text:p>dolar australijski</text:p>
          </table:table-cell>
          <table:table-cell office:value-type="string" calcext:value-type="string">
            <text:p>1 AUD</text:p>
          </table:table-cell>
          <table:table-cell office:value-type="float" office:value="3.1617" calcext:value-type="float">
            <text:p>3,1617</text:p>
          </table:table-cell>
          <table:table-cell office:value-type="float" office:value="3.2255" calcext:value-type="float">
            <text:p>3,2255</text:p>
          </table:table-cell>
        </table:table-row>
        <table:table-row table:style-name="ro1">
          <table:table-cell office:value-type="string" calcext:value-type="string">
            <text:p>dolar kanadyjski</text:p>
          </table:table-cell>
          <table:table-cell office:value-type="string" calcext:value-type="string">
            <text:p>1 CAD</text:p>
          </table:table-cell>
          <table:table-cell office:value-type="float" office:value="3.3965" calcext:value-type="float">
            <text:p>3,3965</text:p>
          </table:table-cell>
          <table:table-cell office:value-type="float" office:value="3.4651" calcext:value-type="float">
            <text:p>3,4651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1 EUR</text:p>
          </table:table-cell>
          <table:table-cell office:value-type="float" office:value="4.7417" calcext:value-type="float">
            <text:p>4,7417</text:p>
          </table:table-cell>
          <table:table-cell office:value-type="float" office:value="4.8375" calcext:value-type="float">
            <text:p>4,8375</text:p>
          </table:table-cell>
        </table:table-row>
        <table:table-row table:style-name="ro1">
          <table:table-cell office:value-type="string" calcext:value-type="string">
            <text:p>forint (Węgry)</text:p>
          </table:table-cell>
          <table:table-cell office:value-type="string" calcext:value-type="string">
            <text:p>100 HUF</text:p>
          </table:table-cell>
          <table:table-cell office:value-type="float" office:value="1.2436" calcext:value-type="float">
            <text:p>1,2436</text:p>
          </table:table-cell>
          <table:table-cell office:value-type="float" office:value="1.2688" calcext:value-type="float">
            <text:p>1,2688</text:p>
          </table:table-cell>
        </table:table-row>
        <table:table-row table:style-name="ro1">
          <table:table-cell office:value-type="string" calcext:value-type="string">
            <text:p>frank szwajcarski</text:p>
          </table:table-cell>
          <table:table-cell office:value-type="string" calcext:value-type="string">
            <text:p>1 CHF</text:p>
          </table:table-cell>
          <table:table-cell office:value-type="float" office:value="4.6331" calcext:value-type="float">
            <text:p>4,6331</text:p>
          </table:table-cell>
          <table:table-cell office:value-type="float" office:value="4.7267" calcext:value-type="float">
            <text:p>4,7267</text:p>
          </table:table-cell>
        </table:table-row>
        <table:table-row table:style-name="ro1">
          <table:table-cell office:value-type="string" calcext:value-type="string">
            <text:p>funt szterling</text:p>
          </table:table-cell>
          <table:table-cell office:value-type="string" calcext:value-type="string">
            <text:p>1 GBP</text:p>
          </table:table-cell>
          <table:table-cell office:value-type="float" office:value="5.6489" calcext:value-type="float">
            <text:p>5,6489</text:p>
          </table:table-cell>
          <table:table-cell office:value-type="float" office:value="5.7631" calcext:value-type="float">
            <text:p>5,7631</text:p>
          </table:table-cell>
        </table:table-row>
        <table:table-row table:style-name="ro1">
          <table:table-cell office:value-type="string" calcext:value-type="string">
            <text:p>jen (Japonia)</text:p>
          </table:table-cell>
          <table:table-cell office:value-type="string" calcext:value-type="string">
            <text:p>100 JPY</text:p>
          </table:table-cell>
          <table:table-cell office:value-type="float" office:value="3.6934" calcext:value-type="float">
            <text:p>3,6934</text:p>
          </table:table-cell>
          <table:table-cell office:value-type="float" office:value="3.768" calcext:value-type="float">
            <text:p>3,768</text:p>
          </table:table-cell>
        </table:table-row>
        <table:table-row table:style-name="ro1">
          <table:table-cell office:value-type="string" calcext:value-type="string">
            <text:p>korona czeska</text:p>
          </table:table-cell>
          <table:table-cell office:value-type="string" calcext:value-type="string">
            <text:p>1 CZK</text:p>
          </table:table-cell>
          <table:table-cell office:value-type="float" office:value="0.1882" calcext:value-type="float">
            <text:p>0,1882</text:p>
          </table:table-cell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korona duńska</text:p>
          </table:table-cell>
          <table:table-cell office:value-type="string" calcext:value-type="string">
            <text:p>1 DKK</text:p>
          </table:table-cell>
          <table:table-cell office:value-type="float" office:value="0.6374" calcext:value-type="float">
            <text:p>0,6374</text:p>
          </table:table-cell>
          <table:table-cell office:value-type="float" office:value="0.6502" calcext:value-type="float">
            <text:p>0,6502</text:p>
          </table:table-cell>
        </table:table-row>
        <table:table-row table:style-name="ro1">
          <table:table-cell office:value-type="string" calcext:value-type="string">
            <text:p>korona norweska</text:p>
          </table:table-cell>
          <table:table-cell office:value-type="string" calcext:value-type="string">
            <text:p>1 NOK</text:p>
          </table:table-cell>
          <table:table-cell office:value-type="float" office:value="0.4835" calcext:value-type="float">
            <text:p>0,4835</text:p>
          </table:table-cell>
          <table:table-cell office:value-type="float" office:value="0.4933" calcext:value-type="float">
            <text:p>0,4933</text:p>
          </table:table-cell>
        </table:table-row>
        <table:table-row table:style-name="ro1">
          <table:table-cell office:value-type="string" calcext:value-type="string">
            <text:p>korona szwedzka</text:p>
          </table:table-cell>
          <table:table-cell office:value-type="string" calcext:value-type="string">
            <text:p>1 SEK</text:p>
          </table:table-cell>
          <table:table-cell office:value-type="float" office:value="0.4454" calcext:value-type="float">
            <text:p>0,4454</text:p>
          </table:table-cell>
          <table:table-cell office:value-type="float" office:value="0.4544" calcext:value-type="float">
            <text:p>0,4544</text:p>
          </table:table-cell>
        </table:table-row>
        <table:table-row table:style-name="ro1">
          <table:table-cell office:value-type="string" calcext:value-type="string">
            <text:p>SDR (MFW)</text:p>
          </table:table-cell>
          <table:table-cell office:value-type="string" calcext:value-type="string">
            <text:p>1 XDR</text:p>
          </table:table-cell>
          <table:table-cell office:value-type="float" office:value="5.929" calcext:value-type="float">
            <text:p>5,929</text:p>
          </table:table-cell>
          <table:table-cell office:value-type="float" office:value="6.0488" calcext:value-type="float">
            <text:p>6,0488</text:p>
          </table:table-cell>
        </table:table-row>
      </table:table>
      <table:named-expressions/>
      <table:database-ranges>
        <table:database-range table:name="__Anonymous_Sheet_DB__0" table:target-range-address="Arkusz1.A1:Arkusz1.D5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 style:data-style-name="N2" text:time-value="10:32:08.377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4T11:00:25.228000000</dc:date>
    <meta:editing-duration>PT1H37M42S</meta:editing-duration>
    <meta:editing-cycles>14</meta:editing-cycles>
    <meta:generator>LibreOffice/7.2.1.2$Windows_X86_64 LibreOffice_project/87b77fad49947c1441b67c559c339af8f3517e22</meta:generator>
    <meta:document-statistic meta:table-count="2" meta:cell-count="421" meta:object-count="0"/>
  </office:meta>
</office:document-meta>
</file>